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ext_20_body">
      <style:text-properties style:font-name="Liberation Serif" fo:font-size="12pt" fo:font-style="normal" fo:font-weight="normal" style:font-size-asian="12pt" style:font-size-complex="12pt"/>
    </style:style>
    <style:style style:name="P3" style:family="paragraph" style:parent-style-name="Text_20_body">
      <style:text-properties style:font-name="LMMono10" fo:font-size="10pt" style:font-size-asian="10pt" style:font-size-complex="10pt"/>
    </style:style>
    <style:style style:name="P4" style:family="paragraph" style:parent-style-name="Text_20_body">
      <style:text-properties style:font-name="LMMono10" fo:font-size="10pt" fo:font-style="italic" style:font-size-asian="10pt" style:font-style-asian="italic" style:font-size-complex="10pt" style:font-style-complex="italic"/>
    </style:style>
    <style:style style:name="P5" style:family="paragraph" style:parent-style-name="Standard" style:list-style-name="L7"/>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style:font-name="Liberation Serif" fo:font-size="12pt" fo:font-style="normal" fo:font-weight="normal" style:font-size-asian="12pt" style:font-size-complex="12pt"/>
    </style:style>
    <style:style style:name="P10" style:family="paragraph" style:parent-style-name="Text_20_body" style:list-style-name="L5">
      <style:text-properties style:font-name="Liberation Serif" fo:font-size="12pt" fo:font-style="normal" fo:font-weight="normal" style:font-size-asian="12pt" style:font-size-complex="12pt"/>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7">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proyecto</text:h>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p text:style-name="Text_20_body"/>
      <text:h text:style-name="Heading_20_2" text:outline-level="2">División de tareas</text:h>
      <text:p text:style-name="Text_20_body"/>
      <text:h text:style-name="Heading_20_2" text:outline-level="2">Evolución de proyecto</text:h>
      <text:p text:style-name="Text_20_body">INSERTAR AQUI EL CRONOGRAMA CUANDO ESTE TERMINADO</text:p>
      <text:h text:style-name="Heading_20_2" text:outline-level="2">Inconvenientes encontrados</text:h>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710741745" text:style-name="L1">
        <text:list-item>
          <text:p text:style-name="P6">Se crea una subcarpeta, de nombre X, donde X es el numero de cgi ejecutado en el sistema desde su inicio.</text:p>
        </text:list-item>
        <text:list-item>
          <text:p text:style-name="P6">El cgi tomará como ámbito de trabajo el directorio de X, creará y buscará recursos en esa ruta.</text:p>
        </text:list-item>
        <text:list-item>
          <text:p text:style-name="P6">Finalmente se eliminará la carpeta, luego de que el sistema obtenga el retorno del cgi.</text:p>
          <text:p text:style-name="P6"/>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3"><text:soft-page-break/>&lt;html&gt; </text:p>
      <text:p text:style-name="P3">&lt;body&gt; </text:p>
      <text:p text:style-name="P3">&lt;form action="pr.cgi" method="post" enctype="multipart/form-data"&gt;&lt;br&gt; </text:p>
      <text:p text:style-name="P3">&lt;?php </text:p>
      <text:p text:style-name="P4">$shortopts <text:s/>= ""; </text:p>
      <text:p text:style-name="P4">$longopts <text:s/>= array( </text:p>
      <text:p text:style-name="P4"><text:s text:c="4"/>"cantArchivos:", <text:s text:c="4"/>// Valor obligatorio - invocar desde consola asi: php test.php --cantArchivos 2 </text:p>
      <text:p text:style-name="P4">); </text:p>
      <text:p text:style-name="P4">$options = getopt($shortopts, $longopts); </text:p>
      <text:p text:style-name="P3">for ($i=1; $i&lt;=<text:span text:style-name="T1">$options["cantArchivos"]</text:span>; $i++) </text:p>
      <text:p text:style-name="P3"><text:s text:c="2"/>{ <text:s text:c="3"/></text:p>
      <text:p text:style-name="P3"><text:s text:c="4"/>echo "&lt;form method=\"post\" enctype=\"multipart/form-data\"&gt;&lt;br&gt;\n"; </text:p>
      <text:p text:style-name="P3"><text:s text:c="4"/>echo "&lt;label for=\"file\"]&gt;Archivo &lt;/label&gt;\n"; </text:p>
      <text:p text:style-name="P3"><text:s text:c="4"/>echo $i; </text:p>
      <text:p text:style-name="P3"><text:s text:c="4"/>echo "&lt;input type=file size=60 name=\"file\"&gt;&lt;br&gt;\n"; </text:p>
      <text:p text:style-name="P3"><text:s text:c="2"/>} </text:p>
      <text:p text:style-name="P3">?&gt; </text:p>
      <text:p text:style-name="P3">&lt;input type=submit value="&gt;&gt;"&gt;&lt;br&gt; </text:p>
      <text:p text:style-name="P3">&lt;/form&gt;&lt;br&gt; </text:p>
      <text:p text:style-name="P3">&lt;/body&gt; </text:p>
      <text:p text:style-name="P3">&lt;/html&gt; </text:p>
      <text:p text:style-name="Text_20_body"/>
      <text:p text:style-name="Text_20_body">Adicionalmente, la variable de entorno URI_PARA_PARSER_PHP_ALTERNATIVO contiene el uri del recurso, la cual podría ser usada para parsear el archivo de otra forma.</text:p>
      <text:p text:style-name="Text_20_body"/>
      <text:h text:style-name="Heading_20_2" text:outline-level="2">Análisis de puntos pendientes</text:h>
      <text:p text:style-name="Text_20_body">La gran mayoría de estos puntos pendientes <text:s/>quedaron relegados por poseer una menor relevancia relativa:</text:p>
      <text:list xml:id="list1230615596" text:style-name="L2">
        <text:list-item>
          <text:p text:style-name="P7">Brindar la posibilidad de elegir en que ruta se quiere instalar el sistema, para , si el usuario lo desea, tener separados los binarios, archivos de configuraciones, sitios, documentación auto-generada, ayuda, etc, del código fuente.</text:p>
          <text:p text:style-name="P7">Solución: modificación del archivo CMakeLists.txt mediante la adición de los comandos adecuados (INSTALL).</text:p>
        </text:list-item>
        <text:list-item>
          <text:p text:style-name="P7">Chequear las extensiones de los archivos fuente que procesa el precompilador cgi. </text:p>
          <text:p text:style-name="P7">Solución: comprobación de la extensión a la hora del parseo del cuerpo (post) de un request.</text:p>
        </text:list-item>
        <text:list-item>
          <text:p text:style-name="P7">Mas relevancia y apariciones de la mascota/cara visible de nuestro sistema (Mario Mapache) en la gui de ConfiguradorCliente.</text:p>
        </text:list-item>
        <text:list-item>
          <text:p text:style-name="P7"><text:soft-page-break/></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2">Se requiere tener instalado:</text:p>
      <text:list xml:id="list1547528989" text:style-name="L3">
        <text:list-item>
          <text:p text:style-name="P9">libtinyxml 2.5.3 (para el manejo de las configuraciones del servidor)</text:p>
        </text:list-item>
        <text:list-item>
          <text:p text:style-name="P8">php5 (para el manejo de archivos php)</text:p>
        </text:list-item>
        <text:list-item>
          <text:p text:style-name="P8">cmake 2.8.3 (originalmente no se usaba, pero en las últimas etapas se volvió indispensable)</text:p>
        </text:list-item>
        <text:list-item>
          <text:p text:style-name="P8">doxygen (para generar documentación automáticamente)</text:p>
        </text:list-item>
        <text:list-item>
          <text:p text:style-name="P8">gtkmm-2.4 (librería para desarrollo de la interfaz gráfica de ConfiguradorMapache)</text:p>
        </text:list-item>
        <text:list-item>
          <text:p text:style-name="P8">Valgrind 3.6.1 (Opcional: si se desea verificar pérdidas de memoria).</text:p>
        </text:list-item>
        <text:list-item>
          <text:p text:style-name="P8"><text:a xlink:type="simple" xlink:href="http://google-styleguide.googlecode.com/svn/trunk/cppguide.xml">http://google-styleguide.googlecode.com/svn/trunk/cppguide.xml</text:a> (chequeo de normas de codificación)</text:p>
        </text:list-item>
        <text:list-item>
          <text:p text:style-name="P8">log4cpp (librería utilizada para el manejo de los archivos de LOG)</text:p>
        </text:list-item>
      </text:list>
      <text:p text:style-name="Text_20_body">Documentación</text:p>
      <text:list xml:id="list1082869729" text:style-name="L4">
        <text:list-item>
          <text:p text:style-name="P11">doxygen 1.7.3</text:p>
        </text:list-item>
        <text:list-item>
          <text:p text:style-name="P11">graphviz</text:p>
        </text:list-item>
        <text:list-item>
          <text:p text:style-name="P11"><text:soft-page-break/>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p text:style-name="Text_20_body"/>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Código fuente</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anual de usuario</text:h>
      <text:h text:style-name="Heading_20_2" text:outline-level="2">Instalación</text:h>
      <text:h text:style-name="Heading_20_3" text:outline-level="3">Requerimientos de software</text:h>
      <text:p text:style-name="P2">Se requiere tener instalado:</text:p>
      <text:list xml:id="list1340278075" text:style-name="L5">
        <text:list-item>
          <text:p text:style-name="P10">libtinyxml 2.5.3</text:p>
        </text:list-item>
        <text:list-item>
          <text:p text:style-name="P12">php5</text:p>
        </text:list-item>
        <text:list-item>
          <text:p text:style-name="P12">cmake 2.8.3</text:p>
        </text:list-item>
        <text:list-item>
          <text:p text:style-name="P12">gtkmm-2.4</text:p>
        </text:list-item>
        <text:list-item>
          <text:p text:style-name="P12">log4cpp</text:p>
        </text:list-item>
      </text:list>
      <text:p text:style-name="Text_20_body"/>
      <text:p text:style-name="Text_20_body">Opcional para generar documentación automática</text:p>
      <text:list xml:id="list1414787201" text:style-name="L6">
        <text:list-item>
          <text:p text:style-name="P13">doxygen 1.7.3</text:p>
        </text:list-item>
        <text:list-item>
          <text:p text:style-name="P13">graphviz</text:p>
        </text:list-item>
        <text:list-item>
          <text:p text:style-name="P13">dot2tex</text:p>
        </text:list-item>
      </text:list>
      <text:p text:style-name="Text_20_body">S.O.</text:p>
      <text:p text:style-name="Text_20_body">Probado en Ubuntu 10.10, 11.04, 11.10.</text:p>
      <text:h text:style-name="Heading_20_3" text:outline-level="3">Requerimientos de hardware</text:h>
      <text:p text:style-name="Text_20_body">// ver esto</text:p>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906491672" text:style-name="L7">
        <text:list-item>
          <text:p text:style-name="P14"><text:span text:style-name="T3">Crear una configuración básica: </text:span><text:line-break/>La configuración básica será la que configurará los parámetros más indispensables de un servidor. </text:p>
        </text:list-item>
      </text:list>
      <text:list xml:id="list1767252953" text:style-name="L8">
        <text:list-item>
          <text:p text:style-name="P15">Puerto: este campo sirve para indicar a que puerto responderá nuestro servidor HTTP una vez iniciado.</text:p>
        </text:list-item>
        <text:list-item>
          <text:p text:style-name="P15"><text:s/>Puerto Control: este campo es utilizado para indicarle al servidor en que puerto estará escuchando la petición de fin de ejecución.</text:p>
        </text:list-item>
        <text:list-item>
          <text:p text:style-name="P15"><text:soft-page-break/><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1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1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1302232021" text:style-name="L9">
        <text:list-item>
          <text:p text:style-name="P16">Protegido: este campo le indica al servidor si estará protegido por autenticación BASIC o no. Para un servidor autenticado marque la casilla.</text:p>
        </text:list-item>
        <text:list-item>
          <text:p text:style-name="P1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989080794" text:continue-list="list906491672" text:style-name="L7">
        <text:list-item>
          <text:p text:style-name="P1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428421687" text:continue-numbering="true" text:style-name="L7">
        <text:list-item>
          <text:p text:style-name="P5"><text:span text:style-name="T3">Agregando tipos dinámicos:</text:span><text:line-break/>Al igual que con los estáticos, se debe llegar a la vista de dinámicos y agregar, modificar o eliminar los datos que se deseen.</text:p>
          <text:p text:style-name="P5"/>
        </text:list-item>
        <text:list-item>
          <text:p text:style-name="P5"><text:span text:style-name="T3">Agregando páginas de error:</text:span><text:line-break/>La idea es similar al agregado de tipos. Primero se debe llegar a la vista de errores y luego se agregan las páginas de error utilizando los botones inferiores.<text:line-break/></text:p>
        </text:list-item>
        <text:list-item>
          <text:p text:style-name="P5"><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text:soft-page-break/>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Apéndices de erro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12:32:10</dc:date>
    <dc:creator>gus </dc:creator>
    <meta:editing-duration>PT6H16M24S</meta:editing-duration>
    <meta:editing-cycles>15</meta:editing-cycles>
    <meta:generator>LibreOffice/3.3$Linux LibreOffice_project/330m19$Build-401</meta:generator>
    <meta:document-statistic meta:table-count="1" meta:image-count="0" meta:object-count="0" meta:page-count="8" meta:paragraph-count="158" meta:word-count="1535" meta:character-count="9923"/>
  </office:meta>
</office:document-meta>
</file>